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0.6</text:p>
      <text:p text:style-name="P5"/>
      <text:p text:style-name="P6">June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6.tar.gz</text:p>
            <text:p text:style-name="P24">zk-bin-std-3.0.6.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6.tar.gz</text:p>
            <text:p text:style-name="P24">zk-bin-prof-3.0.6.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6.tar.gz</text:p>
            <text:p text:style-name="P24">zk-bin-3.0.6.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6.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6.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6.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6.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6.zip</text:span> or <text:span text:style-name="T8">zk-bin-3.0.6.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6.zip</text:span> or <text:span text:style-name="T8">zk-bin-3.0.6.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6.zip</text:span> or <text:span text:style-name="T8">zk-bin-3.0.6.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6.zip</text:span> or <text:span text:style-name="T8">zk-bin-3.0.6.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6.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6.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6.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5-27T17:24:53</dc:date>
    <dc:language>en-US</dc:language>
    <meta:editing-cycles>1114</meta:editing-cycles>
    <meta:editing-duration>P3DT23H45M10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09"/>
  </office:meta>
</office:document-meta>
</file>